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27a8" officeooo:paragraph-rsid="001b27a8"/>
    </style:style>
    <style:style style:name="P2" style:family="paragraph" style:parent-style-name="Standard">
      <style:paragraph-properties fo:text-align="start" style:justify-single-word="false"/>
      <style:text-properties officeooo:rsid="001b27a8" officeooo:paragraph-rsid="001b27a8"/>
    </style:style>
    <style:style style:name="P3" style:family="paragraph" style:parent-style-name="Standard">
      <style:paragraph-properties fo:text-align="start" style:justify-single-word="false"/>
      <style:text-properties officeooo:rsid="001b27a8" officeooo:paragraph-rsid="001cb3de"/>
    </style:style>
    <style:style style:name="P4" style:family="paragraph" style:parent-style-name="Standard">
      <style:paragraph-properties fo:text-align="start" style:justify-single-word="false"/>
      <style:text-properties officeooo:rsid="001b27a8" officeooo:paragraph-rsid="001d8062"/>
    </style:style>
    <style:style style:name="P5" style:family="paragraph" style:parent-style-name="Standard">
      <style:paragraph-properties fo:text-align="start" style:justify-single-word="false"/>
      <style:text-properties officeooo:paragraph-rsid="001b27a8"/>
    </style:style>
    <style:style style:name="P6" style:family="paragraph" style:parent-style-name="Standard">
      <style:paragraph-properties fo:text-align="start" style:justify-single-word="false"/>
      <style:text-properties officeooo:rsid="001cb3de" officeooo:paragraph-rsid="001b27a8"/>
    </style:style>
    <style:style style:name="P7" style:family="paragraph" style:parent-style-name="Standard">
      <style:paragraph-properties fo:text-align="start" style:justify-single-word="false"/>
      <style:text-properties officeooo:rsid="001cb3de" officeooo:paragraph-rsid="001cb3de"/>
    </style:style>
    <style:style style:name="P8" style:family="paragraph" style:parent-style-name="Standard">
      <style:paragraph-properties fo:text-align="start" style:justify-single-word="false"/>
      <style:text-properties officeooo:rsid="001d8062" officeooo:paragraph-rsid="001d8062"/>
    </style:style>
    <style:style style:name="P9" style:family="paragraph" style:parent-style-name="Standard">
      <style:text-properties officeooo:paragraph-rsid="001f040b"/>
    </style:style>
    <style:style style:name="P10" style:family="paragraph" style:parent-style-name="Standard">
      <style:text-properties officeooo:paragraph-rsid="00205dc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040b" officeooo:paragraph-rsid="001f040b"/>
    </style:style>
    <style:style style:name="T1" style:family="text">
      <style:text-properties officeooo:rsid="001b27a8"/>
    </style:style>
    <style:style style:name="T2" style:family="text">
      <style:text-properties officeooo:rsid="001cb3de"/>
    </style:style>
    <style:style style:name="T3" style:family="text">
      <style:text-properties officeooo:rsid="001d8062"/>
    </style:style>
    <style:style style:name="T4" style:family="text">
      <style:text-properties officeooo:rsid="001f040b"/>
    </style:style>
    <style:style style:name="T5" style:family="text">
      <style:text-properties officeooo:rsid="002109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A_m CM1</text:p>
      <text:p text:style-name="P2">Panorama/chrono rapide</text:p>
      <text:p text:style-name="P2"/>
      <text:p text:style-name="P2">Moyen-Âge,</text:p>
      <text:p text:style-name="P2"/>
      <text:p text:style-name="P2">« âge moyen », pour les artistes de la Renaissance : </text:p>
      <text:p text:style-name="P2">longue période intermédiaire qui les séparait de la civilisation romaine.</text:p>
      <text:p text:style-name="P2">Considéré longtemps comme un âge sombre et barbare faisant suite à la </text:p>
      <text:p text:style-name="P2">chute de l’empire romain et présenté souvent comme une longue suite </text:p>
      <text:p text:style-name="P2">de violences et d’obscurantisme.</text:p>
      <text:p text:style-name="P2"/>
      <text:p text:style-name="P2">Période très longue,</text:p>
      <text:p text:style-name="P2">Dix siècles délimités arbitrairement entre 476 (déposition du dernier </text:p>
      <text:p text:style-name="P2">prétendant légitime romain au titre d’empereur d’Occident) et 1492</text:p>
      <text:p text:style-name="P2">(découverte de l’Amérique, imprimerie, disparition de l’Empire </text:p>
      <text:p text:style-name="P2">byzantin).</text:p>
      <text:p text:style-name="P2">Le Moyen Âge est une période très longue et complexe, dont les </text:p>
      <text:p text:style-name="P2">grandes phases chronologiques varient selon les pays et le point de vue </text:p>
      <text:p text:style-name="P2">des historiens.</text:p>
      <text:p text:style-name="P2"/>
      <text:p text:style-name="P2">Un point commun unit les sociétés de l’Europe occidentale et une partie </text:p>
      <text:p text:style-name="P2">de l’Orient durant toute cette longue période : </text:p>
      <text:p text:style-name="P2">l’ÉGLISE, la CULTURE CHRÉTIENNE et la place primordiale du religieux</text:p>
      <text:p text:style-name="P2"/>
      <text:p text:style-name="P2"/>
      <text:p text:style-name="P2"/>
      <text:p text:style-name="P2">Grandes phases chronologiques en Europe occidentale :</text:p>
      <text:p text:style-name="P2"/>
      <text:p text:style-name="Standard">Avant le Moyen Âge (IVe – Ve siècle)</text:p>
      <text:p text:style-name="Standard"><text:tab/>– Période de l’Antiquité tardive (paléochrétienne). Christianisation.</text:p>
      <text:p text:style-name="Standard"/>
      <text:p text:style-name="Standard">Le haut Moyen Âge (Ve-Xe siècle)</text:p>
      <text:p text:style-name="Standard"><text:tab/>– Invasions et constitution des « royaumes barbares » en Europe du Veau VIII<text:span text:style-name="T1">esiècle <text:tab/>(Francs, Wisigoths, Lombards…) et invasion musulmane en Espagne en 711.</text:span></text:p>
      <text:p text:style-name="P2"><text:tab/>– Empire carolingien (Ixe-Xe siècle), se terminant par une longue période de crise (vikings, <text:tab/>Magyars, musulmans en Méditerranée…).</text:p>
      <text:p text:style-name="P2"/>
      <text:p text:style-name="P2">Le Moyen Âge central (Xe-XIIesiècle)</text:p>
      <text:p text:style-name="P2"><text:tab/>– Retour de la croissance, essor de la civilisation féodale et de l’Église ; émergence des états <text:tab/>Monarchiques ; pèlerinages, croisades.</text:p>
      <text:p text:style-name="P2"/>
      <text:p text:style-name="P2">Le bas Moyen Âge (XIIe-Xve siècle)</text:p>
      <text:p text:style-name="P2"><text:tab/>– Essor des villes et d’une civilisation marchande, conflits entre les états (Guerre de Cent <text:tab/>Ans), alternance de crises (guerres, peste, famines) et de phases très brillantes (débuts de la <text:tab/>Renaissance italienne, industrie drapière dans les Flandres, commerce et banque).</text:p>
      <text:p text:style-name="P2"><text:tab/>– Début de la remise en cause de l’Église et de ses principes </text:p>
      <text:p text:style-name="P2"><text:tab/>dogmatiques (Humanisme, Réforme protestante). </text:p>
      <text:p text:style-name="P2"><text:tab/>– Grandes découvertes (renaissance italienne)</text:p>
      <text:p text:style-name="P2"/>
      <text:p text:style-name="P2"/>
      <text:p text:style-name="P2"/>
      <text:p text:style-name="P2"/>
      <text:p text:style-name="P2"><text:soft-page-break/></text:p>
      <text:p text:style-name="P2">De l’autre côté de la Méditerranée :</text:p>
      <text:p text:style-name="P2"/>
      <text:p text:style-name="P2">Avant le Moyen Âge (IVe – Ve siècle)</text:p>
      <text:p text:style-name="P2"><text:tab/>– L’Empire romain d’Orient se maintient au moment où l’empire </text:p>
      <text:p text:style-name="P2"><text:tab/>d’Occident se disloque. Une brillante civilisation gréco-romaine se </text:p>
      <text:p text:style-name="P2"><text:tab/>développe à Constantinople (Byzance), et autour de la Méditerranée. </text:p>
      <text:p text:style-name="P2"/>
      <text:p text:style-name="P2">Le haut Moyen Âge (VIe – VIIe<text:span text:style-name="T2">c</text:span>siècle)</text:p>
      <text:p text:style-name="P2"><text:tab/>– Au milieu du Vie siècle, l’empereur byzantin Justinien tente de reconquérir l’Europe (Italie, <text:tab/>sud de l’Espagne, Balkans)</text:p>
      <text:p text:style-name="P2"><text:tab/>– Naissance et développement de l’Islam (Proche-Orient, puis Afrique du Nord ; Espagne <text:tab/>après 711)</text:p>
      <text:p text:style-name="P2"/>
      <text:p text:style-name="P2">Le Moyen Âge central et le bas Moyen Âge (VIIIe-Xve siècle)</text:p>
      <text:p text:style-name="P2"><text:tab/>– Crise iconoclaste à Byzance, et éloignement progressif des chrétiens d’Orient de l’Église <text:tab/>Romaine. Schisme définitif au Xie siècle entre chrétientés d’Orient (Orthodoxes) et <text:tab/>D’Occident (catholiques). </text:p>
      <text:p text:style-name="P3"><text:tab/>– Conflit avec l’Occident (prise de Constantinople par les Croisés en 1204) et lent déclin de <text:tab/>Byzance, réduit à un territoire de plus en plus modeste. Chute de l’Empire byzantin en 1453 <text:tab/>Et prise de Constantinople par les Ottomans. </text:p>
      <text:p text:style-name="P3"/>
      <text:p text:style-name="P3">L’Empire chrétien (313-476)</text:p>
      <text:p text:style-name="P2"/>
      <text:p text:style-name="P2">Constantin Ier (272-337)</text:p>
      <text:p text:style-name="P2"/>
      <text:p text:style-name="P2">313 : Édit de tolérance ou « Édit de Milan »</text:p>
      <text:p text:style-name="P2">Le christianisme, jusque-là persécuté, est désormais protégé, contrôlé et soutenu par le pouvoir.</text:p>
      <text:p text:style-name="P2"/>
      <text:p text:style-name="P2">Arc de Constantin à Rome (315) </text:p>
      <text:p text:style-name="P2">L’empereur Théodose (347-395) l’Empire romain divisé</text:p>
      <text:p text:style-name="P2">380 : Le christianisme devient religion d’État ; les cultes païens sont interdits.</text:p>
      <text:p text:style-name="P2"><text:tab/>Une grande hérésie : l’Arianisme (disciples d’Arius), qui ne croit pas en la nature divine du Christ. Version du christianisme adoptée par les peuples « barbares » jusqu’au VIesiècle. </text:p>
      <text:p text:style-name="P2"/>
      <text:p text:style-name="P3">Les Pères de l’Église d’Occident,</text:p>
      <text:p text:style-name="P3"><text:tab/>Saint Ambroise de Milan (340-397)</text:p>
      <text:p text:style-name="P2"><text:tab/>Saint Augustin d’Hippone (354-430)</text:p>
      <text:p text:style-name="P2"><text:tab/>Saint Grégoire le Grand (540-606)</text:p>
      <text:p text:style-name="P2"><text:tab/>Saint Jérôme de Stridon (340-420) </text:p>
      <text:p text:style-name="P6"/>
      <text:p text:style-name="P2">Les invasions et le déclin de l’Empire romain (IVe — VIes.)</text:p>
      <text:p text:style-name="P7">Les peuples barbares romanisés se dispersent à la chute de l’Empire romain = pleins de royaumes qui revendiquent héritage romain</text:p>
      <text:p text:style-name="P2"/>
      <text:p text:style-name="P2">410 : Sac de Rome par les Goths d’Alaric </text:p>
      <text:p text:style-name="P2"/>
      <text:p text:style-name="P2">Ravenne, dernier grand foyer politique et artistique (Ve — Vies.)</text:p>
      <text:p text:style-name="P2"/>
      <text:p text:style-name="P2"/>
      <text:p text:style-name="P2"/>
      <text:p text:style-name="P2"/>
      <text:p text:style-name="P4"><text:soft-page-break/>Gala Placidia (390-450), </text:p>
      <text:p text:style-name="P4">fille de Théodose/<text:span text:style-name="T3">impératrice</text:span>, <text:span text:style-name="T3">déplace son pouvoir</text:span> à Ravenne de 425 à 450</text:p>
      <text:p text:style-name="P8">(Auj Ravenne est la ville qui à le + de bâtiments paléochrétiens.</text:p>
      <text:p text:style-name="P2"/>
      <text:p text:style-name="P5"><text:span text:style-name="T1">Théodoric le Grand [454-526], roi des Ostrogoths, gouverne à Ravenne </text:span></text:p>
      <text:p text:style-name="P11"/>
      <text:p text:style-name="P11">L’épisode byzantin en Europe méridionale [VIe — VIIIe siècle]</text:p>
      <text:p text:style-name="P11">Justinien, empereur byzantin de 527 à 565</text:p>
      <text:p text:style-name="P11">Les conquêtes de Justinien en Méditerranée occidentale </text:p>
      <text:p text:style-name="P11"/>
      <text:p text:style-name="P12">Début Ve se Toulouse = capital Wisigoth, les Francs les repoussent en Espagne</text:p>
      <text:p text:style-name="P12"/>
      <text:p text:style-name="P11">La dynastie des Francs mérovingiens en Gaule [Ve — VIIIe siècle] </text:p>
      <text:p text:style-name="P11"/>
      <text:p text:style-name="Standard">Baptême de Clovis, roi des Francs, selon le rite orthodoxe [catholique] par Saint Remi, vers 500</text:p>
      <text:p text:style-name="Standard"/>
      <text:p text:style-name="Standard">Conversion à la foi catholique du roi Récarède Ier en 589</text:p>
      <text:p text:style-name="Standard"/>
      <text:p text:style-name="Standard">711 : les troupes musulmanes envahissent l’Espagne et mettent fin au royaume des Wisigoths. </text:p>
      <text:p text:style-name="Standard"/>
      <text:p text:style-name="Standard">Le royaume lombard en Italie <text:span text:style-name="T4">du Nord</text:span> [571-756]</text:p>
      <text:p text:style-name="Standard">671 : Le royaume lombard adopte la foi catholique.</text:p>
      <text:p text:style-name="Standard"/>
      <text:p text:style-name="Standard">756 : Pépin Ier, roi des Francs <text:span text:style-name="T5">+ roi d'Italie = Empereur</text:span>, annexe le royaume lombard <text:span text:style-name="T4">avec aide Pape (qui prend le titre « pontifes maximaux » [grand constructeur de pont])</text:span></text:p>
      <text:p text:style-name="Standard"/>
      <text:p text:style-name="Standard">La dynastie des Carolingiens et la rénovation </text:p>
      <text:p text:style-name="Standard">de l’Imperium [VIIIe — Xes.]</text:p>
      <text:p text:style-name="Standard"/>
      <text:p text:style-name="Standard">Charles Martel, duc d’Austrasie et Maire du Palais arrêtent une razzia musulmane à Poitiers en 732.</text:p>
      <text:p text:style-name="Standard"/>
      <text:p text:style-name="Standard">En 751, Pépin le bref [715-768], fils de Charles Martel, fait déposer le dernier roi mérovingien, Childéric III, et est couronné roi des Francs avec l’appui de l’Egliseen 752.</text:p>
      <text:p text:style-name="Standard"/>
      <text:p text:style-name="Standard">Partage du royaume entre Carloman et Charles à la mort de Pépin en 768. </text:p>
      <text:p text:style-name="Standard">Charles [v. 745-814], seul roi des Francs en 771, se fait couronner empereur en 800 par le pape et devient Charlemagne</text:p>
      <text:p text:style-name="Standard"/>
      <text:p text:style-name="Standard">Charlemagne favorise l’organisation de l’unité de l’empire et entretient une relation privilégiée avec la papauté et l’Église.</text:p>
      <text:p text:style-name="Standard">Volonté de renouer avec la grandeur de l’Empire romain.</text:p>
      <text:p text:style-name="Standard">Réformes liturgiques et monastiques.</text:p>
      <text:p text:style-name="Standard">Essor de la culture latine, des arts et des lettres : « Renaissance carolingienne ».</text:p>
      <text:p text:style-name="Standard"/>
      <text:p text:style-name="P9">Rabane Maur, Alcuin et Otgar de Mayence, trois grands prélats et intellectuels liés à l’Académie Palatine, soutiens du pouvoir carolingien sous Charlemagne et son fils </text:p>
      <text:p text:style-name="P9"/>
      <text:p text:style-name="Standard">Louis le pieux [778-840], successeur de son père</text:p>
      <text:p text:style-name="Standard">843 : Partage de l’empire entre les trois fils de Louis le Pieu et affaiblissement de la cohérence impériale</text:p>
      <text:p text:style-name="Standard"/>
      <text:p text:style-name="Standard"/>
      <text:p text:style-name="Standard"><text:soft-page-break/></text:p>
      <text:p text:style-name="Standard"/>
      <text:p text:style-name="Standard">Francie occidentale, Lotharingie et Germanie en 843 </text:p>
      <text:p text:style-name="Standard"><text:tab/>Charles le chauve [823-877], d’abord roi de Francie occidentale, puis empereur de 875 à <text:tab/>877</text:p>
      <text:p text:style-name="Standard"><text:tab/>Charles II le Gros [839-888], d’abord roi de Francie orientale, puis empereur de 881 à 888 <text:tab/>discrédite la dynastie en composant avec les Vikings lors du siège de Paris [885-87] </text:p>
      <text:p text:style-name="Standard"/>
      <text:p text:style-name="Standard">Le royaume des Asturies, replis chrétiens en Espagne [VIIIe-IXes.]</text:p>
      <text:p text:style-name="Standard">Le chef wisigoth Pelage, fondateur du royaume des Asturies, vainqueur des musulmans à Covagonda en 722</text:p>
      <text:p text:style-name="P9">Du royaume asturien aux royaumes chrétiens du nord de l’Espagne Crises et déclin de l’empire carolingien [IXe — Xes.]</text:p>
      <text:p text:style-name="P9">Ixe et Xe siècles : Partage de l’empire, crises dynastiques, émiettement et affaiblissement du pouvoir central au profit des pouvoirs locaux [comtes et ducs].</text:p>
      <text:p text:style-name="P9"/>
      <text:p text:style-name="Standard">Dès les années 810 : raids fréquents des Vikings sur les côtes occidentales, des Sarrasins en Méditerranée, puis, à partir de la fin du siècle, des Magyars [Hongrois] dans les régions de l’est.</text:p>
      <text:p text:style-name="Standard"/>
      <text:p text:style-name="Standard">L’empire ottonien [Saint-Empire Romain-Germanique], </text:p>
      <text:p text:style-name="Standard">héritier de l’empire carolingien [Xe — XII]</text:p>
      <text:p text:style-name="Standard"/>
      <text:p text:style-name="P10">En 955, la victoire de Lechfeld contre les Hongrois assure au roi de Germanie Otton Ier le Grand le titre impérial </text:p>
      <text:p text:style-name="P10">Les ottoniens, une nouvelle dynastie, qui s’inscrit dans l’héritage des Carolingiens</text:p>
      <text:p text:style-name="P10">L’Empire en l’an mil </text:p>
      <text:p text:style-name="Standard">Otton II [955-983]</text:p>
      <text:p text:style-name="Standard">Otton III [980-1002]</text:p>
      <text:p text:style-name="Standard">Henri IV [1050-1106] s’oppose</text:p>
      <text:p text:style-name="Standard">au pape Grégoire VII lors de </text:p>
      <text:p text:style-name="Standard">la Querelle des Investitures</text:p>
      <text:p text:style-name="Standard">Suivis de :</text:p>
      <text:p text:style-name="Standard">Henri II [en 1002]</text:p>
      <text:p text:style-name="Standard">Conrad II [en 1024]</text:p>
      <text:p text:style-name="Standard">Henri III [en 1039] </text:p>
      <text:p text:style-name="Standard">Émergence et développement de la dynastie </text:p>
      <text:p text:style-name="Standard">des Capétiens en Gaule [fin du X</text:p>
      <text:p text:style-name="Standard">E.</text:p>
      <text:p text:style-name="Standard">– XII</text:p>
      <text:p text:style-name="Standard">e</text:p>
      <text:p text:style-name="Standard">S.]</text:p>
      <text:p text:style-name="Standard">911 : traité de Saint-Clair-sur-Epte entre</text:p>
      <text:p text:style-name="Standard">le roi carolingien Charles III le Simple </text:p>
      <text:p text:style-name="Standard">et Rollon, qui reçoit le comté de Rouen </text:p>
      <text:p text:style-name="Standard">et se fait baptiser.</text:p>
      <text:p text:style-name="Standard">Retour progressif de la paix.</text:p>
      <text:p text:style-name="Standard">En 987, Hugues Capet [940-996], descendant </text:p>
      <text:p text:style-name="Standard">du comte de Paris Eudes, </text:p>
      <text:p text:style-name="Standard">devient roi de France au détriment des Carolingiens</text:p>
      <text:p text:style-name="Standard">La Gaule [ou Francie occidentale] en 987 </text:p>
      <text:p text:style-name="Standard">Sceau de </text:p>
      <text:p text:style-name="Standard">Robert II le pieux [972-1031],</text:p>
      <text:p text:style-name="Standard"><text:soft-page-break/>deuxième roi capétien</text:p>
      <text:p text:style-name="Standard">Henri I</text:p>
      <text:p text:style-name="Standard">Er</text:p>
      <text:p text:style-name="Standard">[roi de 1030 à 1060]</text:p>
      <text:p text:style-name="Standard">Philippe I</text:p>
      <text:p text:style-name="Standard">Er </text:p>
      <text:p text:style-name="Standard">[roi de 1060 à 1108]</text:p>
      <text:p text:style-name="Standard">Louis IV le Gros [roi de 1108 à 1137]</text:p>
      <text:p text:style-name="Standard">Louis VII le Jeune [roi de 1137 à 1180]</text:p>
      <text:p text:style-name="Standard">Philippe II Auguste [roi de 1180 à 1223]</text:p>
      <text:p text:style-name="Standard">Les rois de France des XIe et XIIe s.</text:p>
      <text:p text:style-name="Standard">Fluctuations des territoires</text:p>
      <text:p text:style-name="Standard">contrôlés par le roi de France</text:p>
      <text:p text:style-name="Standard">entre l’an mil et 1223 </text:p>
      <text:p text:style-name="Standard">Une nouvelle puissance politique : les Plantagenêt</text:p>
      <text:p text:style-name="Standard">et le royaume anglo-normand [XI</text:p>
      <text:p text:style-name="Standard">e</text:p>
      <text:p text:style-name="Standard">– XII</text:p>
      <text:p text:style-name="Standard">e</text:p>
      <text:p text:style-name="Standard">S.]</text:p>
      <text:p text:style-name="Standard">Guillaume le Conquérant [1027-1087],</text:p>
      <text:p text:style-name="Standard">duc de Normandie et descendant du </text:p>
      <text:p text:style-name="Standard">Viking Rollon, devient roi d’Angleterre </text:p>
      <text:p text:style-name="Standard">en 1066 en mettant fin à la dynastie </text:p>
      <text:p text:style-name="Standard">anglo-saxonne du roi Harold</text:p>
      <text:p text:style-name="Standard">Un siècle plus tard, Henri II</text:p>
      <text:p text:style-name="Standard">Plantagenêt [1133-1189], comte d’Anjou </text:p>
      <text:p text:style-name="Standard">et duc de Normandie, devient roi </text:p>
      <text:p text:style-name="Standard">d’Angleterre après avoir épousé en 1152 </text:p>
      <text:p text:style-name="Standard">Aliénor d’Aquitaine </text:p>
      <text:p text:style-name="Standard">Le système féodal [X</text:p>
      <text:p text:style-name="Standard">E.</text:p>
      <text:p text:style-name="Standard">– XIII</text:p>
      <text:p text:style-name="Standard">e</text:p>
      <text:p text:style-name="Standard">S.]</text:p>
      <text:p text:style-name="Standard">Liens d’homme à homme [hommage de vassalité].</text:p>
      <text:p text:style-name="Standard">Dispersion du pouvoir et des droits régaliens</text:p>
      <text:p text:style-name="Standard">entre les mains d’une multitude de princes. </text:p>
      <text:p text:style-name="Standard">Territoriaux [ducs, comtes] et de petits seigneurs.</text:p>
      <text:p text:style-name="Standard">Division de la société en trois « ordres » : </text:p>
      <text:p text:style-name="Standard">« Oratores » [ceux qui prient]</text:p>
      <text:p text:style-name="Standard">« Milite » [ceux qui combattent]</text:p>
      <text:p text:style-name="Standard">« Laboratores » [ceux qui travaillent]</text:p>
      <text:p text:style-name="Standard">Affaiblissement du pouvoir royal :</text:p>
      <text:p text:style-name="Standard">les monarchies européennes mettront</text:p>
      <text:p text:style-name="Standard">plusieurs siècles à construire des états</text:p>
      <text:p text:style-name="Standard">souverains dotés d’un pouvoir central fort</text:p>
      <text:p text:style-name="Standard">Représentation des trois ordres </text:p>
      <text:p text:style-name="Standard">de la société féodale </text:p>
      <text:p text:style-name="Standard">Un territoire dominé par le château du seigneur</text:p>
      <text:p text:style-name="Standard">et une vie encadrée par le clergé au sein de la</text:p>
      <text:p text:style-name="Standard">paroisse et du diocèse </text:p>
      <text:p text:style-name="Standard"><text:soft-page-break/>Un temps de croissance pour l’Europe occidentale</text:p>
      <text:p text:style-name="Standard">[X</text:p>
      <text:p text:style-name="Standard">E.</text:p>
      <text:p text:style-name="Standard">– XIII</text:p>
      <text:p text:style-name="Standard">e</text:p>
      <text:p text:style-name="Standard">siècles]</text:p>
      <text:p text:style-name="Standard">Période climatique favorable</text:p>
      <text:p text:style-name="Standard">Améliorations techniques dans l’agriculture</text:p>
      <text:p text:style-name="Standard">Recul des crises alimentaires et des épidémies</text:p>
      <text:p text:style-name="Standard">Essor de l’économie et des échanges</text:p>
      <text:p text:style-name="Standard">Croissance démographique</text:p>
      <text:p text:style-name="Standard">Nouvel essor des villes</text:p>
      <text:p text:style-name="Standard">De la réforme monastique à la réforme grégorienne : </text:p>
      <text:p text:style-name="Standard">l’émancipation du pouvoir religieux </text:p>
      <text:p text:style-name="Standard">et l’élan théocratique [X</text:p>
      <text:p text:style-name="Standard">E.</text:p>
      <text:p text:style-name="Standard">– XII</text:p>
      <text:p text:style-name="Standard">e </text:p>
      <text:p text:style-name="Standard">siècles]</text:p>
      <text:p text:style-name="Standard">Consécration de l’église abbatiale de Cluny III au XI</text:p>
      <text:p text:style-name="Standard">e</text:p>
      <text:p text:style-name="Standard">siècle <text:s/></text:p>
      <text:p text:style-name="Standard">L’évêque Fulbert de Chartres sermonnant </text:p>
      <text:p text:style-name="Standard">le peuple dans la cathédrale </text:p>
      <text:p text:style-name="Standard">qu’il a fait édifier, vers 1030 </text:p>
      <text:p text:style-name="Standard">D’après le moine chroniqueur </text:p>
      <text:p text:style-name="Standard">Raoul le glabre [1033] « … le royaume</text:p>
      <text:p text:style-name="Standard">se couvre d’un blanc manteau d’églises »</text:p>
      <text:p text:style-name="Standard">Essor considérable </text:p>
      <text:p text:style-name="Standard">du clergé régulier [moines]</text:p>
      <text:p text:style-name="Standard">et du clergé séculier [prêtres, évêques]</text:p>
      <text:p text:style-name="Standard">et construction d’un grand nombre</text:p>
      <text:p text:style-name="Standard">d’églises et de monastères</text:p>
      <text:p text:style-name="Standard">Organisation du réseau paroissial</text:p>
      <text:p text:style-name="Standard">Une foi en marche : culte des reliques et pèlerinages </text:p>
      <text:p text:style-name="Standard">Les pèlerins en route pour</text:p>
      <text:p text:style-name="Standard">Compostelle tentent de </text:p>
      <text:p text:style-name="Standard">gagner leur Salut</text:p>
      <text:p text:style-name="Standard">Le culte des reliques</text:p>
      <text:p text:style-name="Standard">donne lieu à la création</text:p>
      <text:p text:style-name="Standard">de nombreuses œuvres d’art</text:p>
      <text:p text:style-name="Standard">[Reliquaire de sainte Foy, Conques] </text:p>
      <text:p text:style-name="Standard">Reconquista et Croisades : le christianisme conquérant</text:p>
      <text:p text:style-name="Standard">Formation et progression des </text:p>
      <text:p text:style-name="Standard">royaumes chrétiens d’Espagne : </text:p>
      <text:p text:style-name="Standard">La Reconquista</text:p>
      <text:p text:style-name="Standard">du VIII</text:p>
      <text:p text:style-name="Standard">e</text:p>
      <text:p text:style-name="Standard">au XII</text:p>
      <text:p text:style-name="Standard">e </text:p>
      <text:p text:style-name="Standard">siècle</text:p>
      <text:p text:style-name="Standard">Jérusalem, conquise par les</text:p>
      <text:p text:style-name="Standard"><text:soft-page-break/>Croisés occidentaux en 1099</text:p>
      <text:p text:style-name="Standard">[Première Croisade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2S</meta:editing-duration>
    <meta:editing-cycles>6</meta:editing-cycles>
    <meta:generator>LibreOffice/4.4.5.2$Windows_x86 LibreOffice_project/a22f674fd25a3b6f45bdebf25400ed2adff0ff99</meta:generator>
    <dc:date>2017-09-23T16:58:50.002000000</dc:date>
    <meta:document-statistic meta:table-count="0" meta:image-count="0" meta:object-count="0" meta:page-count="7" meta:paragraph-count="233" meta:word-count="1727" meta:character-count="10906" meta:non-whitespace-character-count="9277"/>
    <meta:user-defined meta:name="Info 1"/>
    <meta:user-defined meta:name="Info 2"/>
    <meta:user-defined meta:name="Info 3"/>
    <meta:user-defined meta:name="Info 4"/>
  </office:meta>
</office:document-meta>
</file>